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  <style:text-properties style:font-name="Verdana" fo:font-size="14pt" style:font-size-asian="14pt" style:font-size-complex="14pt"/>
    </style:style>
    <style:style style:name="P2" style:family="paragraph" style:parent-style-name="Standard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ff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ff0000" style:font-name="Verdana" fo:font-size="14pt" style:font-size-asian="14pt" style:font-size-complex="14pt"/>
    </style:style>
    <style:style style:name="T4" style:family="text">
      <style:text-properties fo:color="#ff0000" style:font-name="Verdana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ff0000" style:font-name="Verdana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Verdana" fo:font-size="14pt" style:font-size-asian="14pt" style:font-size-complex="14pt"/>
    </style:style>
    <style:style style:name="T11" style:family="text">
      <style:text-properties fo:color="#000000" style:font-name="Verdana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style:font-name="Verdan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ff3333" style:font-name="Verdana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Übungsaufgaben aus der Praxis – Teil 8<text:line-break/><text:line-break/><text:line-break/><text:line-break/></text:span><text:span text:style-name="T9">1. Sie bemerken, dass in dem Dokument „test.txt“ das Wort Paket, immer mit ck geschrieben wurde (auch packet statt paket). <text:line-break/>Wie können Sie sed nutzen, um zu Paket bzw. paket zu editieren <text:line-break/>(in einer neuen Datei)?<text:line-break/><text:line-break/></text:span><text:span text:style-name="T14"><text:line-break/><text:line-break/></text:span><text:span text:style-name="T9">2. In welcher Datei würden Sie ein Netzwerklaufwerk eintragen, damit es beim Systemstart automatisch eingehängt werden kann?<text:line-break/><text:line-break/><text:line-break/><text:line-break/>3. Was bedeutet eine 0 in der 5. Spalte bei /etc/fstab?<text:line-break/><text:line-break/></text:span></text:p>
      <text:p text:style-name="P2"/>
      <text:p text:style-name="Standard"><text:span text:style-name="T11">4. Was steht in der 2. Spalte bei /etc/fstab?</text:span><text:span text:style-name="T1"><text:line-break/><text:line-break/><text:line-break/><text:line-break/></text:span><text:span text:style-name="T11">5. In welcher Spalte bei /etc/fstab können Sie die Überprüfung mit fsck abschalten?</text:span><text:span text:style-name="T1"><text:line-break/><text:line-break/></text:span></text:p>
      <text:p text:style-name="P1"><text:span text:style-name="T15"><text:s/></text:span></text:p>
      <text:p text:style-name="Standard"><text:span text:style-name="T11">6. Welchen Einfluß hat umask auf neue Dateien?</text:span><text:span text:style-name="T1"><text:line-break/><text:line-break/><text:line-break/><text:line-break/></text:span><text:span text:style-name="T11">7. Welcher umask-Wert macht Ihr System sicherer?</text:span></text:p>
      <text:p text:style-name="Standard"><text:span text:style-name="T11"><text:line-break/></text:span></text:p>
      <text:p text:style-name="P3"/>
      <text:p text:style-name="Standard"><text:span text:style-name="T11">8. Wie können Sie mit </text:span><text:span text:style-name="T12">chown</text:span><text:span text:style-name="T11"> für alle Dateien im aktuellen Ordner Besitzer und Gruppe auf root ändern?<text:line-break/><text:line-break/></text:span></text:p>
      <text:p text:style-name="Standard"><text:span text:style-name="T1"><text:line-break/></text:span><text:soft-page-break/><text:span text:style-name="T11">9. Wie können Sie mit </text:span><text:span text:style-name="T12">chgrp</text:span><text:span text:style-name="T11"> für alle Dateien in /home die Gruppe auf admins ändern?</text:span></text:p>
      <text:p text:style-name="Standard"><text:span text:style-name="T1"><text:line-break/><text:line-break/><text:line-break/></text:span><text:span text:style-name="T11">10. Welchen Schalter nutzen Sie mit ls um sich auch die Inodes anzeigen zu lassen?<text:line-break/><text:line-break/></text:span><text:span text:style-name="T1"><text:line-break/></text:span><text:span text:style-name="T11"><text:line-break/>11. In welchem Verzeichnis/Partition finden Sie temporäre Dateien nach FHS (Filesystem Hierarchy Standard)?<text:line-break/><text:line-break/></text:span><text:span text:style-name="T1"><text:tab/></text:span><text:span text:style-name="T11"><text:line-break/><text:line-break/>12. In welchem Verzeichnis/Partition finden Sie Geräte-Dateien nach FHS (Filesystem Hierarchy Standard)?<text:line-break/><text:line-break/><text:line-break/><text:line-break/>13. In welchem Verzeichnis/Partition finden Sie Kernel und Prozessinformationen nach FHS (Filesystem Hierarchy Standard)?<text:line-break/><text:line-break/></text:span><text:span text:style-name="T1"><text:tab/><text:tab/></text:span><text:span text:style-name="T11"><text:line-break/></text:span></text:p>
      <text:p text:style-name="Standard"><text:span text:style-name="T11">14. Wie oft sollten Sie das Verzeichnis /proc sichern?<text:line-break/><text:line-break/></text:span><text:span text:style-name="T1"><text:line-break/></text:span><text:span text:style-name="T11"><text:line-break/>15. Wie oft sollten Sie das Verzeichnis /home sichern?<text:line-break/><text:line-break/></text:span><text:span text:style-name="T1"> <text:line-break/></text:span><text:span text:style-name="T11"><text:line-break/>16. Was ist der Unterschied zwischen whatis und apropos?<text:line-break/><text:line-break/></text:span><text:span text:style-name="T1"><text:line-break/><text:line-break/></text:span><text:span text:style-name="T11">17. Was fügen Sie dem Befehl find an, um nach einem bestimmten Dateinamen zu suchen?<text:line-break/><text:line-break/><text:line-break/> </text:span></text:p>
      <text:p text:style-name="Standard"><text:span text:style-name="T11">18. Was macht der Befehl rmmod?<text:line-break/></text:span><text:soft-page-break/><text:span text:style-name="T11"><text:line-break/></text:span><text:span text:style-name="T11"><text:line-break/><text:line-break/>19. Welches Programm kann das auch?<text:line-break/><text:line-break/></text:span></text:p>
      <text:p text:style-name="Standard"><text:span text:style-name="T1"><text:line-break/></text:span><text:span text:style-name="T11">20. Welches Programm zum modifizieren von Partitionen ist für <text:s/>Systeme mit sehr großen Festplatten geeignet? <text:line-break/><text:line-break/></text:span><text:span text:style-name="T11"><text:line-break/><text:line-break/>21. Welche </text:span><text:span text:style-name="T13">Befehle kommen in Betracht, wenn Sie ein Paket löschen aber die Konfigurationsdateien behalten möchten?<text:line-break/>(Nur die Befehle ohne Optionen)</text:span><text:span text:style-name="T11"><text:line-break/><text:line-break/>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3T12:27:52.06</meta:creation-date>
    <dc:date>2019-09-27T11:37:35.15</dc:date>
    <meta:editing-duration>P1DT3H54M46S</meta:editing-duration>
    <meta:editing-cycles>30</meta:editing-cycles>
    <meta:generator>OpenOffice/4.1.6$Win32 OpenOffice.org_project/416m1$Build-9790</meta:generator>
    <meta:print-date>2019-09-27T10:15:03.06</meta:print-date>
    <meta:document-statistic meta:table-count="0" meta:image-count="0" meta:object-count="0" meta:page-count="3" meta:paragraph-count="11" meta:word-count="286" meta:character-count="1898"/>
  </office:meta>
</office:document-meta>
</file>